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9.299cm" table:align="center"/>
    </style:style>
    <style:style style:name="Table2.A" style:family="table-column">
      <style:table-column-properties style:column-width="2.487cm"/>
    </style:style>
    <style:style style:name="Table2.B" style:family="table-column">
      <style:table-column-properties style:column-width="2.418cm"/>
    </style:style>
    <style:style style:name="Table2.C" style:family="table-column">
      <style:table-column-properties style:column-width="2.205cm"/>
    </style:style>
    <style:style style:name="Table2.D" style:family="table-column">
      <style:table-column-properties style:column-width="2.18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19a9bc"/>
    </style:style>
    <style:style style:name="P3" style:family="paragraph" style:parent-style-name="Table_20_Contents">
      <style:paragraph-properties fo:text-align="center" style:justify-single-word="false"/>
      <style:text-properties fo:font-weight="bold" officeooo:rsid="0019a9bc" officeooo:paragraph-rsid="0019a9bc" style:font-weight-asian="bold" style:font-weight-complex="bold"/>
    </style:style>
    <style:style style:name="P4" style:family="paragraph" style:parent-style-name="Table_20_Contents">
      <style:text-properties officeooo:rsid="002537be" officeooo:paragraph-rsid="002537be"/>
    </style:style>
    <style:style style:name="P5" style:family="paragraph" style:parent-style-name="Text_20_body">
      <style:text-properties officeooo:rsid="001f6b4b" officeooo:paragraph-rsid="001f6b4b"/>
    </style:style>
    <style:style style:name="P6" style:family="paragraph" style:parent-style-name="Text_20_body">
      <style:text-properties officeooo:rsid="0020304b" officeooo:paragraph-rsid="0020304b"/>
    </style:style>
    <style:style style:name="P7" style:family="paragraph" style:parent-style-name="Text_20_body">
      <style:text-properties officeooo:rsid="002185ef" officeooo:paragraph-rsid="002537be"/>
    </style:style>
    <style:style style:name="P8" style:family="paragraph" style:parent-style-name="Text_20_body">
      <style:text-properties officeooo:rsid="00236445" officeooo:paragraph-rsid="00236445"/>
    </style:style>
    <style:style style:name="P9" style:family="paragraph" style:parent-style-name="Text_20_body">
      <style:text-properties officeooo:rsid="002537be" officeooo:paragraph-rsid="002537be"/>
    </style:style>
    <style:style style:name="P10" style:family="paragraph" style:parent-style-name="Text_20_body">
      <style:text-properties fo:font-weight="bold" officeooo:rsid="002537be" officeooo:paragraph-rsid="002537be" style:font-weight-asian="bold" style:font-weight-complex="bold"/>
    </style:style>
    <style:style style:name="P11" style:family="paragraph" style:parent-style-name="Text_20_body">
      <style:text-properties fo:font-weight="bold" officeooo:rsid="00271b31" officeooo:paragraph-rsid="00271b31" style:font-weight-asian="bold" style:font-weight-complex="bold"/>
    </style:style>
    <style:style style:name="P12" style:family="paragraph" style:parent-style-name="Text_20_body">
      <style:paragraph-properties fo:text-align="center" style:justify-single-word="false"/>
      <style:text-properties fo:font-size="9pt" officeooo:rsid="002537be" officeooo:paragraph-rsid="002537be" style:font-size-asian="9pt" style:font-size-complex="9pt"/>
    </style:style>
    <style:style style:name="P13" style:family="paragraph" style:parent-style-name="Text_20_body">
      <style:text-properties officeooo:rsid="00253e71" officeooo:paragraph-rsid="00253e71"/>
    </style:style>
    <style:style style:name="P14" style:family="paragraph" style:parent-style-name="Text_20_body">
      <style:text-properties officeooo:rsid="002c69da" officeooo:paragraph-rsid="002c69da"/>
    </style:style>
    <style:style style:name="P15" style:family="paragraph" style:parent-style-name="Text_20_body">
      <style:text-properties officeooo:paragraph-rsid="002c69da"/>
    </style:style>
    <style:style style:name="P16" style:family="paragraph" style:parent-style-name="Text_20_body">
      <style:text-properties officeooo:rsid="002e17ea" officeooo:paragraph-rsid="002e17ea"/>
    </style:style>
    <style:style style:name="P17" style:family="paragraph" style:parent-style-name="Text_20_body">
      <style:text-properties officeooo:rsid="00335e81" officeooo:paragraph-rsid="00335e81"/>
    </style:style>
    <style:style style:name="P18" style:family="paragraph" style:parent-style-name="Text_20_body">
      <style:paragraph-properties fo:margin-top="0cm" fo:margin-bottom="0cm" loext:contextual-spacing="false" fo:line-height="100%"/>
      <style:text-properties officeooo:rsid="002faab2" officeooo:paragraph-rsid="0030efcc"/>
    </style:style>
    <style:style style:name="P19" style:family="paragraph" style:parent-style-name="Text_20_body">
      <style:paragraph-properties fo:margin-top="0cm" fo:margin-bottom="0cm" loext:contextual-spacing="false" fo:line-height="100%"/>
      <style:text-properties officeooo:rsid="002c69da" officeooo:paragraph-rsid="0030efcc"/>
    </style:style>
    <style:style style:name="P20" style:family="paragraph" style:parent-style-name="Text_20_body">
      <style:paragraph-properties fo:margin-top="0cm" fo:margin-bottom="0cm" loext:contextual-spacing="false" fo:line-height="100%"/>
      <style:text-properties officeooo:rsid="0032af69" officeooo:paragraph-rsid="0032af69"/>
    </style:style>
    <style:style style:name="P21" style:family="paragraph" style:parent-style-name="Standard">
      <style:text-properties officeooo:rsid="00180b0f" officeooo:paragraph-rsid="00180b0f"/>
    </style:style>
    <style:style style:name="P22" style:family="paragraph" style:parent-style-name="Standard">
      <style:text-properties officeooo:rsid="001817fc" officeooo:paragraph-rsid="001817fc"/>
    </style:style>
    <style:style style:name="P23" style:family="paragraph" style:parent-style-name="Standard">
      <style:text-properties officeooo:rsid="0019a9bc" officeooo:paragraph-rsid="0019a9bc"/>
    </style:style>
    <style:style style:name="P24" style:family="paragraph" style:parent-style-name="Standard">
      <style:paragraph-properties fo:text-align="start" style:justify-single-word="false"/>
      <style:text-properties fo:font-size="12pt" officeooo:rsid="0019a9bc" officeooo:paragraph-rsid="0019a9bc" style:font-size-asian="10.5pt" style:font-size-complex="12pt"/>
    </style:style>
    <style:style style:name="P25" style:family="paragraph" style:parent-style-name="Standard">
      <style:paragraph-properties fo:text-align="start" style:justify-single-word="false"/>
      <style:text-properties fo:font-size="12pt" officeooo:rsid="001bd482" officeooo:paragraph-rsid="001bd482" style:font-size-asian="10.5pt" style:font-size-complex="12pt"/>
    </style:style>
    <style:style style:name="P26" style:family="paragraph" style:parent-style-name="Standard">
      <style:paragraph-properties fo:text-align="start" style:justify-single-word="false"/>
      <style:text-properties fo:font-size="12pt" officeooo:rsid="001d1d91" officeooo:paragraph-rsid="001d1d91" style:font-size-asian="10.5pt" style:font-size-complex="12pt"/>
    </style:style>
    <style:style style:name="P27" style:family="paragraph" style:parent-style-name="Standard">
      <style:paragraph-properties fo:text-align="start" style:justify-single-word="false"/>
      <style:text-properties fo:font-size="12pt" officeooo:rsid="001d2314" officeooo:paragraph-rsid="001d2314" style:font-size-asian="10.5pt" style:font-size-complex="12pt"/>
    </style:style>
    <style:style style:name="P28" style:family="paragraph" style:parent-style-name="Standard">
      <style:paragraph-properties fo:text-align="start" style:justify-single-word="false"/>
      <style:text-properties fo:font-size="12pt" fo:font-style="italic" officeooo:rsid="001d1d91" officeooo:paragraph-rsid="001d1d91" style:font-size-asian="10.5pt" style:font-style-asian="italic" style:font-size-complex="12pt" style:font-style-complex="italic"/>
    </style:style>
    <style:style style:name="P29" style:family="paragraph" style:parent-style-name="Standard">
      <style:paragraph-properties fo:text-align="start" style:justify-single-word="false"/>
      <style:text-properties fo:font-size="12pt" fo:font-weight="bold" officeooo:rsid="001bd482" officeooo:paragraph-rsid="001bd482"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1edbed" officeooo:paragraph-rsid="001edbed" style:font-size-asian="10.5pt" style:font-weight-asian="bold" style:font-size-complex="12pt" style:font-weight-complex="bold"/>
    </style:style>
    <style:style style:name="P31" style:family="paragraph" style:parent-style-name="Standard">
      <style:text-properties fo:font-weight="bold" officeooo:rsid="00180b0f" officeooo:paragraph-rsid="00180b0f" style:font-weight-asian="bold" style:font-weight-complex="bold"/>
    </style:style>
    <style:style style:name="P32" style:family="paragraph" style:parent-style-name="Standard">
      <style:text-properties fo:font-weight="bold" officeooo:rsid="001d2314" officeooo:paragraph-rsid="001d2314" style:font-weight-asian="bold" style:font-weight-complex="bold"/>
    </style:style>
    <style:style style:name="P33" style:family="paragraph" style:parent-style-name="Standard">
      <style:text-properties fo:font-weight="bold" officeooo:rsid="001817fc" officeooo:paragraph-rsid="001817fc" style:font-weight-asian="bold" style:font-weight-complex="bold"/>
    </style:style>
    <style:style style:name="P34" style:family="paragraph" style:parent-style-name="Standard">
      <style:text-properties officeooo:rsid="00236445" officeooo:paragraph-rsid="00236445"/>
    </style:style>
    <style:style style:name="P35" style:family="paragraph" style:parent-style-name="Standard">
      <style:paragraph-properties fo:text-align="center" style:justify-single-word="false"/>
      <style:text-properties fo:font-size="9pt" officeooo:rsid="0019a9bc" officeooo:paragraph-rsid="0019a9bc" style:font-size-asian="9pt" style:font-size-complex="9pt"/>
    </style:style>
    <style:style style:name="P36" style:family="paragraph" style:parent-style-name="Text_20_body">
      <style:text-properties fo:language="en" fo:country="US" fo:font-style="normal" fo:font-weight="bold" officeooo:rsid="002faab2" officeooo:paragraph-rsid="002faab2" style:font-style-asian="normal" style:font-weight-asian="bold" style:font-style-complex="normal" style:font-weight-complex="bold"/>
    </style:style>
    <style:style style:name="P37" style:family="paragraph" style:parent-style-name="Text_20_body">
      <style:text-properties fo:font-weight="bold" officeooo:rsid="002c69da" officeooo:paragraph-rsid="002c69da" style:font-weight-asian="bold" style:font-weight-complex="bold"/>
    </style:style>
    <style:style style:name="T1" style:family="text">
      <style:text-properties fo:language="en" fo:country="GB"/>
    </style:style>
    <style:style style:name="T2" style:family="text">
      <style:text-properties officeooo:rsid="001817fc"/>
    </style:style>
    <style:style style:name="T3" style:family="text">
      <style:text-properties officeooo:rsid="0019a0cd"/>
    </style:style>
    <style:style style:name="T4" style:family="text">
      <style:text-properties officeooo:rsid="001a070e"/>
    </style:style>
    <style:style style:name="T5" style:family="text">
      <style:text-properties officeooo:rsid="001d1d91"/>
    </style:style>
    <style:style style:name="T6" style:family="text">
      <style:text-properties fo:font-style="italic" style:font-style-asian="italic" style:font-style-complex="italic"/>
    </style:style>
    <style:style style:name="T7" style:family="text">
      <style:text-properties officeooo:rsid="001d2314"/>
    </style:style>
    <style:style style:name="T8" style:family="text">
      <style:text-properties style:text-underline-style="solid" style:text-underline-width="auto" style:text-underline-color="font-color"/>
    </style:style>
    <style:style style:name="T9" style:family="text">
      <style:text-properties officeooo:rsid="0020304b"/>
    </style:style>
    <style:style style:name="T10" style:family="text">
      <style:text-properties officeooo:rsid="002185ef"/>
    </style:style>
    <style:style style:name="T11" style:family="text">
      <style:text-properties officeooo:rsid="00236445"/>
    </style:style>
    <style:style style:name="T12" style:family="text">
      <style:text-properties officeooo:rsid="002537be"/>
    </style:style>
    <style:style style:name="T13" style:family="text">
      <style:text-properties officeooo:rsid="00271b31"/>
    </style:style>
    <style:style style:name="T14" style:family="text">
      <style:text-properties officeooo:rsid="002c69da"/>
    </style:style>
    <style:style style:name="T15" style:family="text">
      <style:text-properties fo:language="en" fo:country="US"/>
    </style:style>
    <style:style style:name="T16" style:family="text">
      <style:text-properties fo:language="en" fo:country="US" officeooo:rsid="002d4cc2"/>
    </style:style>
    <style:style style:name="T17" style:family="text">
      <style:text-properties fo:language="en" fo:country="US" fo:font-style="italic" style:font-style-asian="italic" style:font-style-complex="italic"/>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2faab2" style:font-style-asian="normal" style:font-style-complex="normal"/>
    </style:style>
    <style:style style:name="T20" style:family="text">
      <style:text-properties fo:language="en" fo:country="US" fo:font-style="normal" officeooo:rsid="0030efcc" style:font-style-asian="normal" style:font-style-complex="normal"/>
    </style:style>
    <style:style style:name="T21" style:family="text">
      <style:text-properties fo:language="en" fo:country="US" fo:font-style="normal" officeooo:rsid="0032af69" style:font-style-asian="normal" style:font-style-complex="normal"/>
    </style:style>
    <style:style style:name="T22" style:family="text">
      <style:text-properties fo:language="en" fo:country="US" fo:font-style="normal" officeooo:rsid="0033a4a3" style:font-style-asian="normal" style:font-style-complex="normal"/>
    </style:style>
    <style:style style:name="T23" style:family="text">
      <style:text-properties officeooo:rsid="0030efcc"/>
    </style:style>
    <style:style style:name="T24" style:family="text">
      <style:text-properties fo:font-weight="bold" style:font-weight-asian="bold" style:font-weight-complex="bold"/>
    </style:style>
    <style:style style:name="T25" style:family="text">
      <style:text-properties officeooo:rsid="00361d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NLP Task</text:p>
      <text:p text:style-name="P21">- Ritwik Kulkarni</text:p>
      <text:p text:style-name="P21"/>
      <text:p text:style-name="P21">This is a brief summary of the NLP task which involves <text:span text:style-name="T2">text </text:span>analysis performed on Instagram data for four national parks in South Africa, namely, <text:span text:style-name="T1">Table Mountain National Park (TMNP), Garden Route National Park (GRNP), Kruger National Park (KNP), and Addo Elephant National Park (AENP). The analysis has three aspects</text:span> a) frequency counts of words; b) sentiment analysis of Instagram posts; and c) topic modelling of the posts.</text:p>
      <text:p text:style-name="P21"/>
      <text:p text:style-name="P33">A) Frequency Counts:</text:p>
      <text:p text:style-name="P22">Code Link: <text:a xlink:type="simple" xlink:href="https://github.com/ritkulk/myprojects/blob/master/instagram_analysis/insta_word_freq.py" text:style-name="Internet_20_link" text:visited-style-name="Visited_20_Internet_20_Link">https://github.com/ritkulk/myprojects/blob/master/instagram_analysis/insta_word_freq.py</text:a></text:p>
      <text:p text:style-name="P22"/>
      <text:p text:style-name="P22">The raw data has 40598 data points which after dropping missing or bad data, we are left with 26673 data points (including all four national parks). <text:span text:style-name="T3">The text is cleaned by removing all special characters and keeping only alpha-numeric characters while converting all words to lower case. stopwords as defined by the NLTK Python library are removed from the test. <text:s/>The size of the vocabulary for the entire dataset is 25620. The vocabulary counts for each of the parks is ;TMNP – 11924, GRNP – 4620, <text:s/>AENP – 3152 and KNP – 15289. </text:span></text:p>
      <text:p text:style-name="P22"/>
      <text:p text:style-name="P34">Words listed in Appendix A were excluded from <text:s/><text:span text:style-name="T12">all </text:span>the <text:span text:style-name="T12">following </text:span>analys<text:span text:style-name="T12">e</text:span>s. <text:s/>Three additional words were added to the exclusion list, namely, "addoelephant", 'addonationalpark', 'addoelephantpark'. <text:span text:style-name="T12">These were high frequency tags which carried no more information than the name of the park. </text:span></text:p>
      <text:p text:style-name="P22"/>
      <text:p text:style-name="P32">i) Top Words:</text:p>
      <text:p text:style-name="P23">Table 1 lists the top words form posts for each of the national parks. The raw frequency count of the words is normalised by the total number of words in the dataset for that park. <text:span text:style-name="T4">While counting the top words over all the parks combined (‘All’), the normalised word frequency is simply added for common words. This reduces the dominant effect of KNP and TMNP over the counts due to larger volumes of raw text. Once can still see that the words in ‘All’ are mostly from KNP and TMNP. Morphology of the words is not considered here, so words like ‘elephant’ and ‘elephants’ are considered different. For a more balanced calculation, the lemmatisation can be performed prior to the frequency calculation. </text:span></text:p>
      <text:p text:style-name="P22"/>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3">TMNP</text:p>
          </table:table-cell>
          <table:table-cell table:style-name="Table1.A1" office:value-type="string">
            <text:p text:style-name="P3">GRNP</text:p>
          </table:table-cell>
          <table:table-cell table:style-name="Table1.A1" office:value-type="string">
            <text:p text:style-name="P3">AENP</text:p>
          </table:table-cell>
          <table:table-cell table:style-name="Table1.A1" office:value-type="string">
            <text:p text:style-name="P3">KNP</text:p>
          </table:table-cell>
          <table:table-cell table:style-name="Table1.E1" office:value-type="string">
            <text:p text:style-name="P3">All</text:p>
          </table:table-cell>
        </table:table-row>
        <table:table-row>
          <table:table-cell table:style-name="Table1.A2" office:value-type="string">
            <text:p text:style-name="P1">capepoint</text:p>
          </table:table-cell>
          <table:table-cell table:style-name="Table1.A2" office:value-type="string">
            <text:p text:style-name="P2">tsitsikamma</text:p>
          </table:table-cell>
          <table:table-cell table:style-name="Table1.A2" office:value-type="string">
            <text:p text:style-name="P1">elephant</text:p>
          </table:table-cell>
          <table:table-cell table:style-name="Table1.A2" office:value-type="string">
            <text:p text:style-name="P1">safari</text:p>
          </table:table-cell>
          <table:table-cell table:style-name="Table1.E2" office:value-type="string">
            <text:p text:style-name="P1">safari</text:p>
          </table:table-cell>
        </table:table-row>
        <table:table-row>
          <table:table-cell table:style-name="Table1.A2" office:value-type="string">
            <text:p text:style-name="P1">penguins</text:p>
          </table:table-cell>
          <table:table-cell table:style-name="Table1.A2" office:value-type="string">
            <text:p text:style-name="P1">nature</text:p>
          </table:table-cell>
          <table:table-cell table:style-name="Table1.A2" office:value-type="string">
            <text:p text:style-name="P1">safari</text:p>
          </table:table-cell>
          <table:table-cell table:style-name="Table1.A2" office:value-type="string">
            <text:p text:style-name="P1">nature</text:p>
          </table:table-cell>
          <table:table-cell table:style-name="Table1.E2" office:value-type="string">
            <text:p text:style-name="P1">nature</text:p>
          </table:table-cell>
        </table:table-row>
        <table:table-row>
          <table:table-cell table:style-name="Table1.A2" office:value-type="string">
            <text:p text:style-name="P1">beach</text:p>
          </table:table-cell>
          <table:table-cell table:style-name="Table1.A2" office:value-type="string">
            <text:p text:style-name="P1">beautiful</text:p>
          </table:table-cell>
          <table:table-cell table:style-name="Table1.A2" office:value-type="string">
            <text:p text:style-name="P1">elephants</text:p>
          </table:table-cell>
          <table:table-cell table:style-name="Table1.A2" office:value-type="string">
            <text:p text:style-name="P1">wildlife</text:p>
          </table:table-cell>
          <table:table-cell table:style-name="Table1.E2" office:value-type="string">
            <text:p text:style-name="P1">wildlife</text:p>
          </table:table-cell>
        </table:table-row>
        <table:table-row>
          <table:table-cell table:style-name="Table1.A2" office:value-type="string">
            <text:p text:style-name="P1">ocean</text:p>
          </table:table-cell>
          <table:table-cell table:style-name="Table1.A2" office:value-type="string">
            <text:p text:style-name="P1">ocean</text:p>
          </table:table-cell>
          <table:table-cell table:style-name="Table1.A2" office:value-type="string">
            <text:p text:style-name="P1">nature</text:p>
          </table:table-cell>
          <table:table-cell table:style-name="Table1.A2" office:value-type="string">
            <text:p text:style-name="P1">elephant</text:p>
          </table:table-cell>
          <table:table-cell table:style-name="Table1.E2" office:value-type="string">
            <text:p text:style-name="P1">capepoint</text:p>
          </table:table-cell>
        </table:table-row>
        <table:table-row>
          <table:table-cell table:style-name="Table1.A2" office:value-type="string">
            <text:p text:style-name="P1">good</text:p>
          </table:table-cell>
          <table:table-cell table:style-name="Table1.A2" office:value-type="string">
            <text:p text:style-name="P1">beach</text:p>
          </table:table-cell>
          <table:table-cell table:style-name="Table1.A2" office:value-type="string">
            <text:p text:style-name="P1">zebra</text:p>
          </table:table-cell>
          <table:table-cell table:style-name="Table1.A2" office:value-type="string">
            <text:p text:style-name="P1">sunset</text:p>
          </table:table-cell>
          <table:table-cell table:style-name="Table1.E2" office:value-type="string">
            <text:p text:style-name="P1">elephant</text:p>
          </table:table-cell>
        </table:table-row>
        <table:table-row>
          <table:table-cell table:style-name="Table1.A2" office:value-type="string">
            <text:p text:style-name="P1">travel</text:p>
          </table:table-cell>
          <table:table-cell table:style-name="Table1.A2" office:value-type="string">
            <text:p text:style-name="P1">stormsriver</text:p>
          </table:table-cell>
          <table:table-cell table:style-name="Table1.A2" office:value-type="string">
            <text:p text:style-name="P1">wildlife</text:p>
          </table:table-cell>
          <table:table-cell table:style-name="Table1.A2" office:value-type="string">
            <text:p text:style-name="P1">animals</text:p>
          </table:table-cell>
          <table:table-cell table:style-name="Table1.E2" office:value-type="string">
            <text:p text:style-name="P1">travel</text:p>
          </table:table-cell>
        </table:table-row>
        <table:table-row>
          <table:table-cell table:style-name="Table1.A2" office:value-type="string">
            <text:p text:style-name="P1">nature</text:p>
          </table:table-cell>
          <table:table-cell table:style-name="Table1.A2" office:value-type="string">
            <text:p text:style-name="P1">bridge</text:p>
          </table:table-cell>
          <table:table-cell table:style-name="Table1.A2" office:value-type="string">
            <text:p text:style-name="P1">animals</text:p>
          </table:table-cell>
          <table:table-cell table:style-name="Table1.A2" office:value-type="string">
            <text:p text:style-name="P1">lion</text:p>
          </table:table-cell>
          <table:table-cell table:style-name="Table1.E2" office:value-type="string">
            <text:p text:style-name="P1">beautiful</text:p>
          </table:table-cell>
        </table:table-row>
        <table:table-row>
          <table:table-cell table:style-name="Table1.A2" office:value-type="string">
            <text:p text:style-name="P1">view</text:p>
          </table:table-cell>
          <table:table-cell table:style-name="Table1.A2" office:value-type="string">
            <text:p text:style-name="P1">river</text:p>
          </table:table-cell>
          <table:table-cell table:style-name="Table1.A2" office:value-type="string">
            <text:p text:style-name="P1">easterncape</text:p>
          </table:table-cell>
          <table:table-cell table:style-name="Table1.A2" office:value-type="string">
            <text:p text:style-name="P1">wild</text:p>
          </table:table-cell>
          <table:table-cell table:style-name="Table1.E2" office:value-type="string">
            <text:p text:style-name="P1">sunset</text:p>
          </table:table-cell>
        </table:table-row>
        <table:table-row>
          <table:table-cell table:style-name="Table1.A2" office:value-type="string">
            <text:p text:style-name="P1">beautiful</text:p>
          </table:table-cell>
          <table:table-cell table:style-name="Table1.A2" office:value-type="string">
            <text:p text:style-name="P1">day</text:p>
          </table:table-cell>
          <table:table-cell table:style-name="Table1.A2" office:value-type="string">
            <text:p text:style-name="P1">travel</text:p>
          </table:table-cell>
          <table:table-cell table:style-name="Table1.A2" office:value-type="string">
            <text:p text:style-name="P1">travel</text:p>
          </table:table-cell>
          <table:table-cell table:style-name="Table1.E2" office:value-type="string">
            <text:p text:style-name="P1">day</text:p>
          </table:table-cell>
        </table:table-row>
        <table:table-row>
          <table:table-cell table:style-name="Table1.A2" office:value-type="string">
            <text:p text:style-name="P1">love</text:p>
          </table:table-cell>
          <table:table-cell table:style-name="Table1.A2" office:value-type="string">
            <text:p text:style-name="P1">travel</text:p>
          </table:table-cell>
          <table:table-cell table:style-name="Table1.A2" office:value-type="string">
            <text:p text:style-name="P1">beautiful</text:p>
          </table:table-cell>
          <table:table-cell table:style-name="Table1.A2" office:value-type="string">
            <text:p text:style-name="P1">day</text:p>
          </table:table-cell>
          <table:table-cell table:style-name="Table1.E2" office:value-type="string">
            <text:p text:style-name="P1">love</text:p>
          </table:table-cell>
        </table:table-row>
      </table:table>
      <text:p text:style-name="P35">Table 1: Top words by normalised frequency</text:p>
      <text:p text:style-name="P35"/>
      <text:p text:style-name="P24"/>
      <text:p text:style-name="P29"><text:soft-page-break/><text:span text:style-name="T7">ii) </text:span>Correlated words:</text:p>
      <text:p text:style-name="P25">We calculate the correlated words in each of the datasets to the top words for each park. Correlations are calculated as the cosine of the word vectors. <text:span text:style-name="T5">To obtain the word vectors, we</text:span> use Google’s word2vec model which is trained over a billion word corpus using a skip-gram model. <text:span text:style-name="T5">For simplicity purposes we list the correlation of only the top word, which exists in the word2vec model (special words, for example, <text:s/>‘capepoint’ do not find representation in the word2vec model). <text:s text:c="2"/>Words with a cosine of greater than 0.5 are considered to be positively correlated. </text:span></text:p>
      <text:p text:style-name="P25"/>
      <text:p text:style-name="P26">TMNP:</text:p>
      <text:p text:style-name="P26"><text:span text:style-name="T8">Top word</text:span>: <text:span text:style-name="T6">penguins</text:span></text:p>
      <text:p text:style-name="P26"><text:span text:style-name="T8">Correlated words</text:span>: <text:span text:style-name="T6"><text:s/>whale, whales, birds, giraffes, dolphins, otter, stingrays, monkeys, bunnies, turtles, mammals, flamingos</text:span></text:p>
      <text:p text:style-name="P25"/>
      <text:p text:style-name="P26">GRNP:</text:p>
      <text:p text:style-name="P26"><text:span text:style-name="T8">Top word</text:span>: <text:span text:style-name="T6">nature</text:span></text:p>
      <text:p text:style-name="P26"><text:span text:style-name="T8">Correlated word</text:span>: <text:span text:style-name="T6">natures</text:span></text:p>
      <text:p text:style-name="P26"/>
      <text:p text:style-name="P26">AENP:</text:p>
      <text:p text:style-name="P26"><text:span text:style-name="T8">Top word:</text:span> <text:span text:style-name="T6">elephants</text:span></text:p>
      <text:p text:style-name="P26"><text:span text:style-name="T8">Correlated words</text:span>: <text:span text:style-name="T6">lions, zoo, turtle, buffalo, elephant, zebra, warthogs, monkeys, </text:span></text:p>
      <text:p text:style-name="P28">animals, animal, ostrich, cheetah, elands, cheetahs, cubs, tortoise, monkey, baboon, giraffe, rhino</text:p>
      <text:p text:style-name="P28">kudus, leopard, lioness, tiger, cats, antelope. </text:p>
      <text:p text:style-name="P26"/>
      <text:p text:style-name="P27">KNP:</text:p>
      <text:p text:style-name="P27"><text:span text:style-name="T8">Top word</text:span>: <text:span text:style-name="T6">safari</text:span></text:p>
      <text:p text:style-name="P27"><text:span text:style-name="T8">Correlated words</text:span>: <text:span text:style-name="T6">safaris, bushveld</text:span></text:p>
      <text:p text:style-name="P26"/>
      <text:p text:style-name="P26"/>
      <text:p text:style-name="P30">B) Sentiment Analysis:</text:p>
      <text:p text:style-name="P30"/>
      <text:p text:style-name="P5">Sentiment analysis entails classifying a p<text:span text:style-name="T9">iece of text based on it’s content into positive or negative sentiments. For this task we also include the neutral label. An accurate understanding of the underlying sentiment of a natural language text involves fine grained analysis of what a sentence means within the context that it represents. As such, it requires natural language understanding of a fair bit of complexity. However, a reasonable estimate of an overall sentiment can be gauged by a shallow analysis of surface features of a text. </text:span></text:p>
      <text:p text:style-name="P5"/>
      <text:p text:style-name="P8">Code Link: https://github.com/ritkulk/myprojects/blob/master/instagram_analysis/sentiment_analysis.py</text:p>
      <text:p text:style-name="P6">We train a model which is a combination of a convolutional network and an LSTM <text:span text:style-name="T10">on the IMDB dataset. The IMDB dataset is a popular data of movie reviews annotated as positive or negative sentiments. The model was trained for 3 epochs when it achieved maximum accuracy on the IMDB test set (88%). The embedding layer dimension was 64 while the hidden layer of the LSTM was 100. To accommodate the neutral label we train our model as a binary classifier with a sigmoid activation and partition the activation scale into three zones. Positive sentiment for x &gt; 0.7, neutral for 0.7 &gt;= x &gt;= 0.1 and negative for x &lt;0.1. The specific thresholds were tuned on the subset of the tagged sentiment data. <text:s/></text:span></text:p>
      <text:p text:style-name="P7"><text:soft-page-break/>A limiting factor of this approach is that <text:span text:style-name="T11">the vocabulary of the IMDB dataset is significantly different from the Instagram data we have. There is only a 45% overlap of common words between the two datasets. This caused more than half of words to be out of vocabulary and hence getting assigned as the ‘OOV’ vector. This has a high negative impact on the performance of this model on the Instagram dataset. A more representative training data is recommended for better performance. As seen in Table 2, the metrics on the predictions of the annotated Instagram data are quite low. </text:span></text:p>
      <text:p text:style-name="P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
          </table:table-cell>
          <table:table-cell table:style-name="Table2.A1" office:value-type="string">
            <text:p text:style-name="P4">Precision</text:p>
          </table:table-cell>
          <table:table-cell table:style-name="Table2.A1" office:value-type="string">
            <text:p text:style-name="P4">Recall</text:p>
          </table:table-cell>
          <table:table-cell table:style-name="Table2.D1" office:value-type="string">
            <text:p text:style-name="P4">F score</text:p>
          </table:table-cell>
        </table:table-row>
        <table:table-row>
          <table:table-cell table:style-name="Table2.A2" office:value-type="string">
            <text:p text:style-name="P4">Positive</text:p>
          </table:table-cell>
          <table:table-cell table:style-name="Table2.A2" office:value-type="string">
            <text:p text:style-name="P4">0.50</text:p>
          </table:table-cell>
          <table:table-cell table:style-name="Table2.A2" office:value-type="string">
            <text:p text:style-name="P4">0.13</text:p>
          </table:table-cell>
          <table:table-cell table:style-name="Table2.D2" office:value-type="string">
            <text:p text:style-name="P4">0.21</text:p>
          </table:table-cell>
        </table:table-row>
        <table:table-row>
          <table:table-cell table:style-name="Table2.A2" office:value-type="string">
            <text:p text:style-name="P4">Neutral</text:p>
          </table:table-cell>
          <table:table-cell table:style-name="Table2.A2" office:value-type="string">
            <text:p text:style-name="P4">0.56</text:p>
          </table:table-cell>
          <table:table-cell table:style-name="Table2.A2" office:value-type="string">
            <text:p text:style-name="P4">0.85</text:p>
          </table:table-cell>
          <table:table-cell table:style-name="Table2.D2" office:value-type="string">
            <text:p text:style-name="P4">0.67</text:p>
          </table:table-cell>
        </table:table-row>
        <table:table-row>
          <table:table-cell table:style-name="Table2.A2" office:value-type="string">
            <text:p text:style-name="P4">Negative</text:p>
          </table:table-cell>
          <table:table-cell table:style-name="Table2.A2" office:value-type="string">
            <text:p text:style-name="P4">0.03</text:p>
          </table:table-cell>
          <table:table-cell table:style-name="Table2.A2" office:value-type="string">
            <text:p text:style-name="P4">0.06</text:p>
          </table:table-cell>
          <table:table-cell table:style-name="Table2.D2" office:value-type="string">
            <text:p text:style-name="P4">0.<text:span text:style-name="T25">0</text:span>4</text:p>
          </table:table-cell>
        </table:table-row>
      </table:table>
      <text:p text:style-name="P12">Table 2: Performance metrics on the annotated Instagram data</text:p>
      <text:p text:style-name="P13">The model performs quite poorly. It has a high bias towards neutral sentiment, most likely due to the fact that majority of the words carry the OOV tag. Moreover the length of the text on which the model is trained is higher than the length of instagram posts (movie reviews tend to be of longer lengths that Instagram posts). <text:span text:style-name="T13">Another limiting factor is that many of the Instagram post are simply hashtags with no sentences. </text:span>Having said that the chance level precision would be 0.33 and the model performs above chance on the positive and neutral labels. The extremely low precision on the negative sentiment indicates the model is heavily biased predicting away from the negative sentiment. </text:p>
      <text:p text:style-name="P13"/>
      <text:p text:style-name="P11">C) Topic Modelling</text:p>
      <text:p text:style-name="P15"><text:span text:style-name="T14">We perform a basic topic modelling exercise on the Instagram data for each of the parks. </text:span><text:bookmark text:name="firstHeading"/><text:span text:style-name="T15">Latent Dirichlet allocation </text:span><text:span text:style-name="T16">(LDA) is used to model topics in the corpus of documents which are the Instagram posts. LDA models the documents as a probability distribution over different topics while each topic is considered to be a probability distribution over words in the document. </text:span></text:p>
      <text:p text:style-name="P17"><text:span text:style-name="T16">C</text:span><text:span text:style-name="T15">ode Link: </text:span><text:a xlink:type="simple" xlink:href="https://github.com/ritkulk/myprojects/blob/master/instagram_analysis/topic_modelling.py" text:style-name="Internet_20_link" text:visited-style-name="Visited_20_Internet_20_Link">https://github.com/ritkulk/myprojects/blob/master/instagram_analysis/topic_modelling.py</text:a></text:p>
      <text:p text:style-name="P16"><text:span text:style-name="T16">L</text:span><text:span text:style-name="T15">DA requires a prior value for the number of topics (</text:span><text:span text:style-name="T17">k</text:span><text:span text:style-name="T15">) to be defined. It is however difficult to know what the optimal value of </text:span><text:span text:style-name="T17">k</text:span><text:span text:style-name="T15"> <text:s/>that will result in the best performing model. Since there is no exact analytical solution to this problem, we rely on empirical methods. One of the ways to determine optimal number of topics is to calculate the perplexity of the LDA model as function of varying </text:span><text:span text:style-name="T17">k</text:span><text:span text:style-name="T15">. In a “good” system the preplexity is a monotonically decreasing function of </text:span><text:span text:style-name="T17">k, </text:span><text:span text:style-name="T18">however this is not always the case. We select the number of topics that has the lowest perplexity. </text:span></text:p>
      <text:p text:style-name="P16"><text:span text:style-name="T18">In our experiments we found, after a certain threshold of k, the perplexity increased as the number of topics increased. Further investigation is required on this. </text:span><text:span text:style-name="T19">Moreover, given the narrow scope of the data </text:span><text:span text:style-name="T21">and the small size of the corpus</text:span><text:span text:style-name="T19"> (mostly dealing with national parks – nature/wildlife) the separation of topic probabilities for documents is hard. </text:span><text:span text:style-name="T21">As seen from the results below, the topics don’t seem to have clear boundaries and two of the parks can be described by a single topic (based on the perplexity criteria). </text:span><text:span text:style-name="T19">Below we list the topics as defined by words for each of the parks.</text:span></text:p>
      <text:p text:style-name="P17"><text:span text:style-name="T22">(</text:span><text:span text:style-name="T17">k</text:span><text:span text:style-name="T19"> </text:span><text:span text:style-name="T18">assumed the values; 1, 2, 3, 4, 5, 6, 7, 8, 9, 10, 20, 30 </text:span><text:span text:style-name="T22">and</text:span><text:span text:style-name="T18"> 40</text:span><text:span text:style-name="T22">)</text:span></text:p>
      <text:p text:style-name="P36"><text:soft-page-break/>TMNP:</text:p>
      <text:p text:style-name="P18"><text:span text:style-name="T20">Topics 1</text:span><text:span text:style-name="T18">: ['ocean travel beautiful amazing world atlantic holiday place indian fun'], </text:span></text:p>
      <text:p text:style-name="P18"><text:span text:style-name="T20">Topic 2</text:span><text:span text:style-name="T18">: ['good day love nature top friends hiking way life happy'], </text:span></text:p>
      <text:p text:style-name="P18"><text:span text:style-name="T20">Topic 3</text:span><text:span text:style-name="T18">: ['tablemountain lionshead hike sunset sea chapmanspeak summer nature sun head'], </text:span></text:p>
      <text:p text:style-name="P18"><text:span text:style-name="T20">Topic 4</text:span><text:span text:style-name="T18">: ['penguins beach bouldersbeach penguin boulders happy simonstown summer today holiday'], </text:span></text:p>
      <text:p text:style-name="P18"><text:span text:style-name="T20">Topic 5</text:span><text:span text:style-name="T18">: ['capepoint lighthouse view mountain table lovecapetown nature today top clouds'], </text:span></text:p>
      <text:p text:style-name="P18"><text:span text:style-name="T20">Topic 6</text:span><text:span text:style-name="T18">: [' today peak tip hike amazing view world place nature']}</text:span></text:p>
      <text:p text:style-name="P37"/>
      <text:p text:style-name="P14"><text:span text:style-name="T24">GRNP</text:span>:</text:p>
      <text:p text:style-name="P14"><text:span text:style-name="T23">Topic 1</text:span>: ['tsitsikamma nature beautiful beach ocean stormsriver wilderness sunset river']</text:p>
      <text:p text:style-name="P14"><text:span text:style-name="T24">AENP</text:span>:</text:p>
      <text:p text:style-name="P14"><text:span text:style-name="T23">Topic 1</text:span>: ['elephant safari elephants nature wildlife zebra animals beautiful travel']</text:p>
      <text:p text:style-name="P14"><text:span text:style-name="T24">KNP</text:span>:</text:p>
      <text:p text:style-name="P19"><text:span text:style-name="T23">Topic 1</text:span>: ['ãæ elephant morning zebra family holiday sunrise skukuza drive game'], </text:p>
      <text:p text:style-name="P19"><text:span text:style-name="T23">Topic 2</text:span>: ['safari wildlife nature sunset lion travel beautiful day wild love']}</text:p>
      <text:p text:style-name="P19"/>
      <text:p text:style-name="P20">In conclusion, we need to explore the parameter space of the LDA model that leads to better topic discovery while at the same time expand the database. </text:p>
      <text:p text:style-name="P20"/>
      <text:p text:style-name="P20"/>
      <text:p text:style-name="P20"/>
      <text:p text:style-name="P10">Appendix A</text:p>
      <text:p text:style-name="P9">Exclusion word list:</text:p>
      <text:p text:style-name="P9"><text:tab/><text:tab/>["south", "vscocam",</text:p>
      <text:p text:style-name="P9"><text:s text:c="23"/>"africa", "instagood", "point", "hope", "cape", "capeofgoodhope",</text:p>
      <text:p text:style-name="P9"><text:s text:c="23"/>"instagram", "thisissouthafrica", "cape", "town",</text:p>
      <text:p text:style-name="P9"><text:s text:c="23"/>"just", "nofilter", "photooftheday","one",</text:p>
      <text:p text:style-name="P9"><text:s text:c="23"/>"africa", "african", "park", "national", "South", "southafrica", "capetown",</text:p>
      <text:p text:style-name="P9"><text:s text:c="23"/>"westerncape", "picoftheday", "vsco", "south", "vscocam",</text:p>
      <text:p text:style-name="P9"><text:s text:c="23"/>"instagood", "instalike", "likesforlikes", "gardenroute",</text:p>
      <text:p text:style-name="P9"><text:s text:c="23"/>"krugernationalpark", "krugerpark",</text:p>
      <text:p text:style-name="P9"><text:s text:c="23"/>"kruger", "knp", "addo", "addoelephant", 'addonationalpark', 'addoelephantp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2:43:09.367216958</meta:creation-date>
    <dc:date>2019-04-17T21:11:29.551193577</dc:date>
    <meta:editing-duration>PT40M27S</meta:editing-duration>
    <meta:editing-cycles>6</meta:editing-cycles>
    <meta:generator>LibreOffice/6.0.7.3.0$Linux_X86_64 LibreOffice_project/00$Build-3</meta:generator>
    <meta:document-statistic meta:table-count="2" meta:image-count="0" meta:object-count="0" meta:page-count="4" meta:paragraph-count="135" meta:word-count="1500" meta:character-count="9783" meta:non-whitespace-character-count="8198"/>
  </office:meta>
</office:document-meta>
</file>